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paragraph-properties fo:margin-left="-0.0035in" fo:margin-right="0.0362in" fo:text-indent="-0.0071in" style:auto-text-indent="false"/>
    </style:style>
    <style:style style:name="P2" style:family="paragraph" style:parent-style-name="Standard">
      <style:paragraph-properties fo:margin-left="-0.0035in" fo:margin-right="0.0272in" fo:margin-top="0in" fo:margin-bottom="0.2319in" style:contextual-spacing="false" fo:text-indent="-0.0071in" style:auto-text-indent="false"/>
    </style:style>
    <style:style style:name="P3" style:family="paragraph" style:parent-style-name="Standard">
      <style:paragraph-properties fo:margin-left="-0.0035in" fo:margin-right="0.0272in" fo:text-indent="-0.0071in" style:auto-text-indent="false"/>
    </style:style>
    <style:style style:name="P4" style:family="paragraph" style:parent-style-name="Standard">
      <style:paragraph-properties fo:margin-left="-0.0035in" fo:margin-right="0.0272in" fo:margin-top="0in" fo:margin-bottom="0.1346in" style:contextual-spacing="false" fo:text-indent="-0.0071in" style:auto-text-indent="false"/>
    </style:style>
    <style:style style:name="P5" style:family="paragraph" style:parent-style-name="Standard" style:list-style-name="WWNum11">
      <style:paragraph-properties fo:margin-left="0.25in" fo:margin-right="0.0272in" fo:margin-top="0in" fo:margin-bottom="0.022in" style:contextual-spacing="false" fo:text-indent="-0.25in" style:auto-text-indent="false"/>
    </style:style>
    <style:style style:name="P6" style:family="paragraph" style:parent-style-name="Standard" style:list-style-name="WWNum11">
      <style:paragraph-properties fo:margin-left="0.25in" fo:margin-right="0.0272in" fo:margin-top="0in" fo:margin-bottom="0.0209in" style:contextual-spacing="false" fo:text-indent="-0.25in" style:auto-text-indent="false"/>
    </style:style>
    <style:style style:name="P7" style:family="paragraph" style:parent-style-name="Standard" style:list-style-name="WWNum11">
      <style:paragraph-properties fo:margin-left="0.25in" fo:margin-right="0.0272in" fo:text-indent="-0.25in" style:auto-text-indent="false"/>
    </style:style>
    <style:style style:name="P8" style:family="paragraph" style:parent-style-name="Standard" style:list-style-name="WWNum11">
      <style:paragraph-properties fo:margin-left="0.25in" fo:margin-right="0.0272in" fo:margin-top="0in" fo:margin-bottom="0.0236in" style:contextual-spacing="false" fo:line-height="108%" fo:text-indent="-0.25in" style:auto-text-indent="false"/>
    </style:style>
    <style:style style:name="P9" style:family="paragraph" style:parent-style-name="Standard">
      <style:paragraph-properties fo:margin-left="0in" fo:margin-right="0in" fo:margin-top="0in" fo:margin-bottom="0in" style:contextual-spacing="false" fo:line-height="108%" fo:text-indent="0in" style:auto-text-indent="false"/>
    </style:style>
    <style:style style:name="P10" style:family="paragraph" style:parent-style-name="Standard">
      <style:paragraph-properties fo:margin-left="0in" fo:margin-right="0in" fo:margin-top="0in" fo:margin-bottom="0.1098in" style:contextual-spacing="false" fo:line-height="108%" fo:text-indent="0in" style:auto-text-indent="false"/>
    </style:style>
    <style:style style:name="P11" style:family="paragraph" style:parent-style-name="Standard">
      <style:paragraph-properties fo:margin-left="0in" fo:margin-right="0in" fo:line-height="108%" fo:text-indent="0in" style:auto-text-indent="false"/>
    </style:style>
    <style:style style:name="P12" style:family="paragraph" style:parent-style-name="Standard">
      <style:paragraph-properties fo:margin-left="0.75in" fo:margin-right="0in" fo:margin-top="0in" fo:margin-bottom="0.0228in" style:contextual-spacing="false" fo:line-height="108%" fo:text-indent="0in" style:auto-text-indent="false"/>
    </style:style>
    <style:style style:name="P13" style:family="paragraph" style:parent-style-name="Standard">
      <style:paragraph-properties fo:margin-left="0in" fo:margin-right="0in" fo:margin-top="0in" fo:margin-bottom="0in" style:contextual-spacing="false" fo:line-height="108%" fo:text-indent="0in" style:auto-text-indent="false">
        <style:tab-stops>
          <style:tab-stop style:position="3.2508in" style:type="center"/>
          <style:tab-stop style:position="6.5354in" style:type="right"/>
        </style:tab-stops>
      </style:paragraph-properties>
    </style:style>
    <style:style style:name="P14" style:family="paragraph" style:parent-style-name="Standard">
      <style:paragraph-properties fo:margin-left="0in" fo:margin-right="0.0339in" fo:margin-top="0in" fo:margin-bottom="0in" style:contextual-spacing="false" fo:line-height="108%" fo:text-align="center" style:justify-single-word="false" fo:text-indent="0in" style:auto-text-indent="false"/>
    </style:style>
    <style:style style:name="P15" style:family="paragraph" style:parent-style-name="Standard">
      <style:paragraph-properties fo:margin-left="0in" fo:margin-right="0in" fo:line-height="108%" fo:text-indent="0in" style:auto-text-indent="false"/>
      <style:text-properties officeooo:paragraph-rsid="001cd408"/>
    </style:style>
    <style:style style:name="P16" style:family="paragraph" style:parent-style-name="Standard" style:list-style-name="WWNum12">
      <style:paragraph-properties fo:margin-left="0.75in" fo:margin-right="0.0272in" fo:text-indent="-0.25in" style:auto-text-indent="false"/>
    </style:style>
    <style:style style:name="P17" style:family="paragraph" style:parent-style-name="Standard" style:list-style-name="WWNum12">
      <style:paragraph-properties fo:margin-left="0.75in" fo:margin-right="0.0272in" fo:margin-top="0in" fo:margin-bottom="0in" style:contextual-spacing="false" fo:text-indent="-0.25in" style:auto-text-indent="false"/>
    </style:style>
    <style:style style:name="P18" style:family="paragraph" style:parent-style-name="Standard">
      <style:paragraph-properties fo:margin-left="0in" fo:margin-right="0in" fo:margin-top="0in" fo:margin-bottom="0.1098in" style:contextual-spacing="false" fo:line-height="108%" fo:text-indent="0in" style:auto-text-indent="false"/>
      <style:text-properties officeooo:rsid="001cd408" officeooo:paragraph-rsid="001cd408"/>
    </style:style>
    <style:style style:name="P19" style:family="paragraph" style:parent-style-name="Standard">
      <style:paragraph-properties fo:margin-left="0in" fo:margin-right="0in" fo:line-height="108%" fo:text-indent="0in" style:auto-text-indent="false"/>
      <style:text-properties officeooo:rsid="001cd408" officeooo:paragraph-rsid="001cd408"/>
    </style:style>
    <style:style style:name="P20" style:family="paragraph" style:parent-style-name="Standard" style:list-style-name="WWNum12">
      <style:paragraph-properties fo:margin-left="0.75in" fo:margin-right="0.0272in" fo:margin-top="0in" fo:margin-bottom="0in" style:contextual-spacing="false" fo:text-indent="-0.25in" style:auto-text-indent="false"/>
      <style:text-properties officeooo:rsid="001cd408" officeooo:paragraph-rsid="001cd408"/>
    </style:style>
    <style:style style:name="P21" style:family="paragraph" style:parent-style-name="Text_20_body">
      <style:paragraph-properties fo:margin-left="0in" fo:margin-right="0in" fo:margin-top="0in" fo:margin-bottom="0.1098in" style:contextual-spacing="false" fo:line-height="108%" fo:text-indent="0in" style:auto-text-indent="false"/>
    </style:style>
    <style:style style:name="P22" style:family="paragraph" style:parent-style-name="Text_20_body">
      <style:paragraph-properties fo:margin-left="0.5in" fo:margin-right="0in" fo:margin-top="0in" fo:margin-bottom="0.1098in" style:contextual-spacing="false" fo:line-height="108%" fo:text-indent="0in" style:auto-text-indent="false"/>
    </style:style>
    <style:style style:name="T1" style:family="text">
      <style:text-properties fo:color="#ff0000" loext:opacity="100%"/>
    </style:style>
    <style:style style:name="T2" style:family="text">
      <style:text-properties fo:color="#ff0000" loext:opacity="100%" officeooo:rsid="001cd408"/>
    </style:style>
    <style:style style:name="T3" style:family="text">
      <style:text-properties style:font-name-complex="Calibri1"/>
    </style:style>
    <style:style style:name="T4" style:family="text">
      <style:text-properties fo:font-weight="bold" style:font-weight-asian="bold" style:font-name-complex="Calibri1"/>
    </style:style>
    <style:style style:name="T5" style:family="text">
      <style:text-properties fo:color="#7030a0" loext:opacity="100%"/>
    </style:style>
    <style:style style:name="T6" style:family="text">
      <style:text-properties fo:font-style="italic" style:font-style-asian="italic"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Lab Answers</text:span><text:span text:style-name="T1"/></text:p>
      <text:p text:style-name="P2" loext:marker-style-name="T1"><text:span text:style-name="T1">Daniel Aoulou, Kaushal Patel</text:span><text:span text:style-name="T1"/></text:p>
      <text:h text:style-name="P1" text:outline-level="1">Task 2 – Create a Filter </text:h>
      <text:p text:style-name="P3">This lab assumes you are using a you two real or virtual computers that can communicate over a real or virtual network. <text:s/>Virtual Box allows for a bridged networking to supply a second computer in addition to your host computer, or that you have access to WCU. This is the cleanest way to do this as the additional network traffic is minimal. </text:p>
      <text:p text:style-name="P3">Set up Wireshark so that it has a filter looking for TCP packets from the IP address of the host and guest operating system so that you can capture the packets going back and forth between the two computers when using your communication application. </text:p>
      <text:p text:style-name="P2">Type a copy of your filter below in a color other than black: </text:p>
      <text:p text:style-name="P2" loext:marker-style-name="T1"><text:span text:style-name="T1">(ip.addr == 100.110.31.177 &amp;&amp; ip.addr == 100.110.31.171) &amp;&amp; tcp</text:span><text:span text:style-name="T1"/></text:p>
      <text:p text:style-name="P2" loext:marker-style-name="T1"><text:span text:style-name="T1">(ip.addr == &lt;host ipv4&gt; &amp;&amp; ip.addr == &lt;guest ipv4&gt;) &amp;&amp; tcp</text:span><text:span text:style-name="T1"/></text:p>
      <text:h text:style-name="P1" text:outline-level="1">Task 3 Analyze Communication </text:h>
      <text:p text:style-name="P4">Using your new filter, capture packets while facilitating communication between the host and the guest operating system using your application: </text:p>
      <text:list text:style-name="WWNum11">
        <text:list-item>
          <text:p text:style-name="P5">Start your communication application on the host and guest operating system. </text:p>
        </text:list-item>
        <text:list-item>
          <text:p text:style-name="P6">Start capturing packets in Wireshark. </text:p>
        </text:list-item>
        <text:list-item>
          <text:p text:style-name="P8">First the host sends a message, <text:span text:style-name="T3">“Hello guest operating system” that the guest receives</text:span>. </text:p>
        </text:list-item>
        <text:list-item>
          <text:p text:style-name="P8">Secondly, the guest sends a message, <text:span text:style-name="T3">“Hello host operating system” that the host receives.</text:span> </text:p>
        </text:list-item>
        <text:list-item>
          <text:p text:style-name="P7">Stop the capturing and save this list of packets as a PCAPNG file called<text:span text:style-name="T4"> capture1.pcapng </text:span>in the same folder as your Python program. </text:p>
        </text:list-item>
      </text:list>
      <text:p text:style-name="P3">Remember too that the port number 65432 will be used, but you will need to carefully analyze the network traffic while using your application to see what other port numbers are used. </text:p>
      <text:p text:style-name="P9"><text:span text:style-name="T5">Type your responses to each question in a color such as green, blue or purple that stands out. </text:span></text:p>
      <text:p text:style-name="P10"><text:span text:style-name="T5"><text:s/></text:span></text:p>
      <text:p text:style-name="P11"><text:s/></text:p>
      <text:p text:style-name="P3">Q1: What port number(s) are used and in what context? For steps 3 and 4 describe for each communication in detail what TCP port numbers seem to be used to facilitate the communication and who is using them i.e. guest or host OS: </text:p>
      <text:p text:style-name="P18"><text:span text:style-name="T1">For (Host → Guest), the host uses port 65432 to connect to the guest process. This is the port we established within the application itself. Packet number 2065 in “capture1.pcapng” contains the actual payload containing the message the host sent. Packet number 2067 contains the payload containing the </text:span><text:soft-page-break/><text:span text:style-name="T1">end message. According to the packet information, the guest sent it to the host. We noticed that during this step, port 52219 was used to facilitate the TCP connection. Both the host and the guest used this port when communicating between processes. However, the application designated port 65432 as the port to use for communicating between each other.</text:span></text:p>
      <text:p text:style-name="P18"><text:span text:style-name="T1"/></text:p>
      <text:p text:style-name="P18"><text:span text:style-name="T1">For (Guest → Host), the guest uses port 65432 to connect to the host process. This is the port we established within the application itself. Packet number 3712 in “capture1.pcapng” contains the actual payload containing the message the guest sent. Packet number 3713 and 3717 contains the payload containing the end message. According to the packet information, the host sent it to the guest. We noticed that during this step, port 37162 was used to facilitate the TCP connection. Both the host and the guest used this port when communicating between processes. However, the application designated port 65432 as the port to use for communicating between each other.</text:span></text:p>
      <text:p text:style-name="P11"><text:span text:style-name="T1"><text:s/></text:span></text:p>
      <text:p text:style-name="P3">Q2: Are the port numbers the same every time the programs are run? If they are not, what changes? </text:p>
      <text:p text:style-name="P10"><text:span text:style-name="T1"><text:s/>The port numbers are not always the same. The designated port, set through the application, is used both for sending and receiving the actual messages. Additionally, the sender/</text:span><text:span text:style-name="T2">receiver</text:span><text:span text:style-name="T1"> may utilize other ephemeral ports, such as 52219 and 37162, to facilitate the connection. </text:span><text:span text:style-name="T2">We believe that the network layer may use these ephemeral ports to facilitate the connection.</text:span></text:p>
      <text:p text:style-name="P11"><text:s/></text:p>
      <text:p text:style-name="P3">Q3: How many packets are exchanged between the host and the guest operating system before the packet containing the payload is sent? </text:p>
      <text:p text:style-name="P10" loext:marker-style-name="T1"><text:span text:style-name="T1"><text:s/>3 packets: </text:span><text:span text:style-name="T1"/></text:p>
      <text:p text:style-name="P10" loext:marker-style-name="T1"><text:span text:style-name="T1">2062 (52219 -&gt; 65432)</text:span><text:span text:style-name="T1"/></text:p>
      <text:p text:style-name="P10" loext:marker-style-name="T1"><text:span text:style-name="T1">2063 (65432-&gt; 52219)</text:span><text:span text:style-name="T1"/></text:p>
      <text:p text:style-name="P11"><text:span text:style-name="T1">2064 (52219 -&gt; 65432)</text:span></text:p>
      <text:p text:style-name="P19"><text:span text:style-name="T1">There are three packets that are exchanged between the host and the guest before the payload itself is exchanged. This is due to how TCP sets up the communication between the end processes. The TCP three-way handshake is seen in our packet trace with packets 2062 – 2064. The first packet, packet 2062 is sending a packet containing the SYN flag which is used to synchronize the connection. The Host sends this packet to the guest. Packet 2063 is sending a packet with the SYN and ACK flags. The Guest is sending this packet to the Host to give an acknowledge of the synchronization. We notice that the Seq number is agreed upon during this. The final packet before the payload is packet 2064 which sends an ACK flag from the Host to the Guest setting the Seq number to 1.</text:span></text:p>
      <text:p text:style-name="P3">Q4: How many packets are exchanged between the host and the guest operating system before the packet containing #&lt;&lt;END&gt;&gt;# is sent? </text:p>
      <text:p text:style-name="P10" loext:marker-style-name="T1"><text:span text:style-name="T1"><text:s/>5 packets:</text:span><text:span text:style-name="T1"/></text:p>
      <text:p text:style-name="P10" loext:marker-style-name="T1"><text:span text:style-name="T1">2062-2064</text:span><text:span text:style-name="T1"/></text:p>
      <text:p text:style-name="P10" loext:marker-style-name="T1"><text:soft-page-break/><text:span text:style-name="T1">2065 (Payload, 52219 -&gt; 65432)</text:span><text:span text:style-name="T1"/></text:p>
      <text:p text:style-name="P10" loext:marker-style-name="T1"><text:span text:style-name="T1">2066 (65432-&gt; 52219)</text:span></text:p>
      <text:p text:style-name="P18" loext:marker-style-name="T1"><text:span text:style-name="T1">As mentioned with the previous question, packets 2062-2064 were used to facilitate the three-way handshake that TCP does. Packet 2065 contained the payload itself from the Host to the Guest. The next packet, packet 2066 was sent from the Guest to the Host to acknowledge that it has receive the payload. In that packet, the TCP packet uses the ACK flag and sets the acknowledgment number to 29 indicating that the 28 bytes of data was received. We calculated the bytes of the string we sent which matches 28 bytes. The next packet, packet 2067 contained the END message.</text:span></text:p>
      <text:p text:style-name="P3">Q5: In that instance, who sends the packet containing #&lt;&lt;END&gt;&gt;# the guest or the host OS and why? </text:p>
      <text:p text:style-name="P11" loext:marker-style-name="T1"><text:span text:style-name="T1"><text:s/></text:span><text:span text:style-name="T2">The packet containing the end message, “#&lt;&lt;END&gt;&gt;#” was sent from the Guest to the Host. This was designated by our application to signify the end of the message. In our application the client (Host in this case) doesn’t send the end message, only the server (Guest in this case) does.</text:span></text:p>
      <text:p text:style-name="P3">Q6: In one round of communication between the host and guest, is the packet containing #&lt;&lt;END&gt;&gt;# the last packet sent? Give your answer and a detailed reason for your answer. </text:p>
      <text:p text:style-name="P18"><text:span text:style-name="T1">No. The packet containing the end message is not the last packet sent. This is because TCP does a 4-way tear-down once the connection is done. The last packet sent for this round trip communication was packet 2071. The first packet part of the 4-way tear-down was packet number 2068. So, packets 2068-2071 were the packets that were part of the 4-way tear-down. Packet 2068 had the flags FIN and ACK, indicating that the tear-down process needs to start. The Host sent that packet to the Guest. The next packet, packet 2069 sent by the Guest to the Host had the flags PSH and ACK. The third packet, packet 2070 was sent by the Host to the Guest with the RST and ACK flags. This packet signifies that a reset is needed for the connection. For this tear-down, this just says that the Host is about to close the connection. The final packet, packet 2071 <text:s/>was sent from the Guest to the Host with the flags FIN and ACK. This packet was just showing that the Guest acknowledges the intention of the Host.</text:span></text:p>
      <text:p text:style-name="P11"><text:s/></text:p>
      <text:p text:style-name="P3">Q7: Some packets contain the flag SYN. Describe roughly what is going on at this point. This may require some additional research to answer. </text:p>
      <text:p text:style-name="P21"><text:span text:style-name="T1">The SYN flag, part of the TCP protocol, is </text:span><text:span text:style-name="T2">used</text:span><text:span text:style-name="T1"> during the initial </text:span><text:span text:style-name="T2">three-way handshake that occurs</text:span><text:span text:style-name="T1">. When a client wishes to initiate a connection with a server, it sends a TCP packet with the SYN flag, signaling its intention. The server responds with a packet containing both SYN and ACK flags, acknowledging the client's request. The client then sends a final ACK, completing the three-way handshake and establishing a connection for subsequent data exchange. </text:span><text:span text:style-name="T2">SYN is used to synchronize the connection in terms of the sequence number used and other options that are part of the TCP segment.</text:span></text:p>
      <text:p text:style-name="P9"><text:span text:style-name="T1"><text:s/></text:span></text:p>
      <text:p text:style-name="P3">Q8: Assuming you knew how to generate packets using Wireshark, describe in detail how you might be able to disrupt or interfere with this communication? </text:p>
      <text:p text:style-name="P11"><text:span text:style-name="T1"><text:s/>You could orchestrate a man-in-the-middle attack by intercepting packets and manipulating the flags to simulate acknowledgment from the destination machine. Additionally, you can alter the bytes in the packets before sending them to their original destination. To disrupt communication entirely, you can </text:span><text:soft-page-break/><text:span text:style-name="T1">send an SYN packet with an invalid source or destination port number. This action prompts the receiving host to send an RST packet, aborting the TCP connection. These </text:span><text:span text:style-name="T2">changes</text:span><text:span text:style-name="T1"> might affect the internet checksum in the TCP segment, and </text:span><text:span text:style-name="T2">according to our </text:span><text:span text:style-name="T1">networking lectures, depending on the changes made, the data could be corrupted, yet still appear valid through the checksum.</text:span></text:p>
      <text:p text:style-name="P10"><text:span text:style-name="T1"><text:s/></text:span></text:p>
      <text:p text:style-name="P3">Q9: How long does the message being sent need to be before it uses more than one packet to send? Explain your answer. You may have to do some research to answer this. </text:p>
      <text:p text:style-name="P11"><text:span text:style-name="T2">The size limit for a message to be sent in a single packet depends on the Maximum Transmission Unit (MTU) of the underlying network. Our research indicates that the standard MTU ranges from 68 bytes (for IPv4) to a maximum of 9000 bytes. If a message exceeds the MTU, it will be fragmented into multiple packets for transmission. According to our networking lectures, the default maximum segment size is 536 bytes because the IP Datagram (Layer below) uses 576 bytes. The default maximum segment size isn’t 576 because the IP Datagram reserves 40 bits for its headers. Therefore, exceeding 536 for the payload size could result in the data being split into multiple packets.</text:span></text:p>
      <text:p text:style-name="P4">Q10: On your virtual machine, initiate a new capture session that only filters for TCP packets. Then take the built-in Firefox browser to <text:span text:style-name="T4">bbc.co.uk</text:span>. Once the page has fully loaded, stop the capture of packets in Wireshark. <text:span text:style-name="T6">Note, if you see the word Mozilla, that is referring to the Firebox browser.</text:span> </text:p>
      <text:list text:style-name="WWNum12">
        <text:list-item>
          <text:p text:style-name="P16">Pick a couple of fairly unique words from the home page (not including BBC). Can you find any packets with this content? Yes/No and explain your answer and say what words you looked for. </text:p>
        </text:list-item>
      </text:list>
      <text:p text:style-name="P15"><text:span text:style-name="T2"><text:tab/>We were not able to find any unique words from the home page in our trace (capture2.pcapng). <text:tab/>We noticed that the website and packets show that TLS is being used which could explain why we <text:tab/>weren’t able to detect plain text. The plain text is encrypted before it is sent over the network.</text:span></text:p>
      <text:list text:continue-numbering="true" text:style-name="WWNum12">
        <text:list-item>
          <text:p text:style-name="P17">Do a filter<text:span text:style-name="T4"> TCP</text:span> packets containing BBC and take a look at the first packet using the HTTP protocol. <text:s/>Besides your<text:span text:style-name="T4"> IP</text:span> address, what information does that leak that a potential hacker might find useful? </text:p>
        </text:list-item>
      </text:list>
      <text:p text:style-name="P22"><text:span text:style-name="T1">In addition to the IP address, various elements within an HTTP packet pose potential risks. </text:span><text:span text:style-name="T2">Hackers can </text:span><text:span text:style-name="T1">manipulate </text:span><text:span text:style-name="T2">the headers </text:span><text:span text:style-name="T1">like "User-Agent," or tamper with cookies to gain </text:span><text:span text:style-name="T2">access or do session hijacking</text:span><text:span text:style-name="T1">. </text:span><text:span text:style-name="T2">Also, information such as the operating system that was used to make the request can allow the hacker to find vulnerabilities with your specific OS. HTTP displays the byte encoding (endianness) which allows hackers to know further about your system and possibly let them know exactly how to arrange bytes for injection attacks.</text:span></text:p>
      <text:p text:style-name="P12"><text:span text:style-name="T1"><text:s/></text:span></text:p>
      <text:list text:continue-numbering="true" text:style-name="WWNum12">
        <text:list-item>
          <text:p text:style-name="P17">What did you find most surprising about the captured packets? </text:p>
          <text:p text:style-name="P20"><text:span text:style-name="T1">We found the fact that their was little to no plain text due to encryption fascinating. We also found the various other protocols that were used to facilitate the web connection interesting as well. We noticed TCP, TLS, HTTP, and DNS part of the protocols used to allow us to retrieve the data from the homepage of the sit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F"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F"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71in" fo:margin-right="0.0362in" fo:margin-top="0in" fo:margin-bottom="0.111in" style:contextual-spacing="false" fo:line-height="108%" fo:text-align="start" style:justify-single-word="false" fo:orphans="2" fo:widows="2" fo:text-indent="-0.0071in" style:auto-text-indent="false" style:writing-mode="lr-tb"/>
      <style:text-properties fo:color="#000000" loext:opacity="1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next-style-name="Standard" loext:linked-style-name="Heading_20_1_20_Char" style:default-outline-level="1" style:list-style-name="" style:class="text">
      <style:paragraph-properties fo:margin-left="0.0071in" fo:margin-right="0in" fo:margin-top="0in" fo:margin-bottom="0in" style:contextual-spacing="false" fo:line-height="108%" fo:text-align="start" style:justify-single-word="false" fo:keep-together="always" fo:orphans="2" fo:widows="2" fo:text-indent="-0.0071in" style:auto-text-indent="false" fo:keep-with-next="always" style:writing-mode="lr-tb"/>
      <style:text-properties fo:color="#2f5496" loext:opacity="100%"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style>
    <style:style style:name="footnote_20_description" style:display-name="footnote description" style:family="paragraph" style:next-style-name="Standard" loext:linked-style-name="footnote_20_description_20_Char">
      <style:paragraph-properties fo:margin-top="0in" fo:margin-bottom="0in" style:contextual-spacing="false" fo:line-height="108%" fo:text-align="start" style:justify-single-word="false" fo:orphans="2" fo:widows="2" style:writing-mode="lr-tb"/>
      <style:text-properties fo:color="#000000" loext:opacity="1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style>
    <style:style style:name="List_20_Paragraph" style:display-name="List Paragraph" style:family="paragraph" style:parent-style-name="Standard">
      <style:paragraph-properties fo:margin-left="0.5in" fo:margin-right="0.0362in" fo:margin-top="0in" fo:margin-bottom="0.111in" style:contextual-spacing="true" fo:text-indent="-0.0071in"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Heading_20_1_20_Char" style:display-name="Heading 1 Char" style:family="text" loext:linked-style-name="Heading_20_1">
      <style:text-properties fo:color="#2f5496" loext:opacity="100%"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style>
    <style:style style:name="footnote_20_description_20_Char" style:display-name="footnote description Char" style:family="text" loext:linked-style-name="footnote_20_description">
      <style:text-properties fo:color="#000000" loext:opacity="1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style>
    <style:style style:name="footnote_20_mark" style:display-name="footnote mark" style:family="text">
      <style:text-properties fo:color="#000000" loext:opacity="100%" style:text-position="super 58%"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ourier New" fo:font-family="'Courier New'" style:font-family-generic="roman" style:font-pitch="variable" fo:font-size="10pt" fo:font-style="normal" style:text-underline-style="none" fo:font-weight="normal" fo:background-color="transparent"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ourier New" fo:font-family="'Courier New'" style:font-family-generic="roman" style:font-pitch="variable"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ourier New" fo:font-family="'Courier New'" style:font-family-generic="roman" style:font-pitch="variable"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ourier New" fo:font-family="'Courier New'" style:font-family-generic="roman" style:font-pitch="variable"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ourier New" fo:font-family="'Courier New'" style:font-family-generic="roman" style:font-pitch="variable"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ourier New" fo:font-family="'Courier New'" style:font-family-generic="roman" style:font-pitch="variable"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ourier New" fo:font-family="'Courier New'" style:font-family-generic="roman" style:font-pitch="variable"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ourier New" fo:font-family="'Courier New'" style:font-family-generic="roman" style:font-pitch="variable"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ourier New" fo:font-family="'Courier New'" style:font-family-generic="roman" style:font-pitch="variable"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ourier New" fo:font-family="'Courier New'" style:font-family-generic="roman" style:font-pitch="variable"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110" style:display-name="ListLabel 110"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11" style:display-name="ListLabel 111"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12" style:display-name="ListLabel 11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113" style:display-name="ListLabel 11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14" style:display-name="ListLabel 114"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15" style:display-name="ListLabel 11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116" style:display-name="ListLabel 11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17" style:display-name="ListLabel 117"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18" style:display-name="ListLabel 11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5in"/>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5in"/>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3">
        <style:list-level-properties text:list-level-position-and-space-mode="label-alignment">
          <style:list-level-label-alignment text:label-followed-by="listtab" fo:margin-left="0.3634in"/>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text:start-value="6">
        <style:list-level-properties text:list-level-position-and-space-mode="label-alignment">
          <style:list-level-label-alignment text:label-followed-by="listtab" fo:margin-left="0.6965in"/>
        </style:list-level-properties>
      </text:list-level-style-number>
      <text:list-level-style-number text:level="2" text:style-name="ListLabel_20_29"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30"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margin-left="0.6953in"/>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7">
        <style:list-level-properties text:list-level-position-and-space-mode="label-alignment">
          <style:list-level-label-alignment text:label-followed-by="listtab" fo:margin-left="1.0783in"/>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3366in"/>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5">
        <style:list-level-properties text:list-level-position-and-space-mode="label-alignment">
          <style:list-level-label-alignment text:label-followed-by="listtab" fo:margin-left="1.0035in"/>
        </style:list-level-properties>
      </text:list-level-style-number>
      <text:list-level-style-number text:level="2" text:style-name="ListLabel_20_65"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66"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17">
        <style:list-level-properties text:list-level-position-and-space-mode="label-alignment">
          <style:list-level-label-alignment text:label-followed-by="listtab" fo:margin-left="1.6701in"/>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margin-left="0.7646in"/>
        </style:list-level-properties>
      </text:list-level-style-number>
      <text:list-level-style-number text:level="2" text:style-name="ListLabel_20_83" loext:num-list-format="%2%" style:num-format="a" style:num-letter-sync="true">
        <style:list-level-properties text:list-level-position-and-space-mode="label-alignment">
          <style:list-level-label-alignment text:label-followed-by="listtab" fo:margin-left="1.25in"/>
        </style:list-level-properties>
      </text:list-level-style-number>
      <text:list-level-style-number text:level="3" text:style-name="ListLabel_20_84" loext:num-list-format="%3%" style:num-format="i">
        <style:list-level-properties text:list-level-position-and-space-mode="label-alignment">
          <style:list-level-label-alignment text:label-followed-by="listtab" fo:margin-left="1.75in"/>
        </style:list-level-properties>
      </text:list-level-style-number>
      <text:list-level-style-number text:level="4" text:style-name="ListLabel_20_85" loext:num-list-format="%4%" style:num-format="1">
        <style:list-level-properties text:list-level-position-and-space-mode="label-alignment">
          <style:list-level-label-alignment text:label-followed-by="listtab" fo:margin-left="2.25in"/>
        </style:list-level-properties>
      </text:list-level-style-number>
      <text:list-level-style-number text:level="5" text:style-name="ListLabel_20_86" loext:num-list-format="%5%" style:num-format="a" style:num-letter-sync="true">
        <style:list-level-properties text:list-level-position-and-space-mode="label-alignment">
          <style:list-level-label-alignment text:label-followed-by="listtab" fo:margin-left="2.75in"/>
        </style:list-level-properties>
      </text:list-level-style-number>
      <text:list-level-style-number text:level="6" text:style-name="ListLabel_20_87" loext:num-list-format="%6%" style:num-format="i">
        <style:list-level-properties text:list-level-position-and-space-mode="label-alignment">
          <style:list-level-label-alignment text:label-followed-by="listtab" fo:margin-left="3.25in"/>
        </style:list-level-properties>
      </text:list-level-style-number>
      <text:list-level-style-number text:level="7" text:style-name="ListLabel_20_88" loext:num-list-format="%7%" style:num-format="1">
        <style:list-level-properties text:list-level-position-and-space-mode="label-alignment">
          <style:list-level-label-alignment text:label-followed-by="listtab" fo:margin-left="3.75in"/>
        </style:list-level-properties>
      </text:list-level-style-number>
      <text:list-level-style-number text:level="8" text:style-name="ListLabel_20_89" loext:num-list-format="%8%" style:num-format="a" style:num-letter-sync="true">
        <style:list-level-properties text:list-level-position-and-space-mode="label-alignment">
          <style:list-level-label-alignment text:label-followed-by="listtab" fo:margin-left="4.25in"/>
        </style:list-level-properties>
      </text:list-level-style-number>
      <text:list-level-style-number text:level="9" text:style-name="ListLabel_20_90" loext:num-list-format="%9%" style:num-format="i">
        <style:list-level-properties text:list-level-position-and-space-mode="label-alignment">
          <style:list-level-label-alignment text:label-followed-by="listtab"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margin-left="0.25in"/>
        </style:list-level-properties>
      </text:list-level-style-number>
      <text:list-level-style-number text:level="2" text:style-name="ListLabel_20_9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9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9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9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9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9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9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margin-left="0.75in"/>
        </style:list-level-properties>
      </text:list-level-style-number>
      <text:list-level-style-number text:level="2" text:style-name="ListLabel_20_101" loext:num-list-format="%2%" style:num-format="a" style:num-letter-sync="true">
        <style:list-level-properties text:list-level-position-and-space-mode="label-alignment">
          <style:list-level-label-alignment text:label-followed-by="listtab" fo:margin-left="1.25in"/>
        </style:list-level-properties>
      </text:list-level-style-number>
      <text:list-level-style-number text:level="3" text:style-name="ListLabel_20_102" loext:num-list-format="%3%" style:num-format="i">
        <style:list-level-properties text:list-level-position-and-space-mode="label-alignment">
          <style:list-level-label-alignment text:label-followed-by="listtab" fo:margin-left="1.75in"/>
        </style:list-level-properties>
      </text:list-level-style-number>
      <text:list-level-style-number text:level="4" text:style-name="ListLabel_20_103" loext:num-list-format="%4%" style:num-format="1">
        <style:list-level-properties text:list-level-position-and-space-mode="label-alignment">
          <style:list-level-label-alignment text:label-followed-by="listtab" fo:margin-left="2.25in"/>
        </style:list-level-properties>
      </text:list-level-style-number>
      <text:list-level-style-number text:level="5" text:style-name="ListLabel_20_104" loext:num-list-format="%5%" style:num-format="a" style:num-letter-sync="true">
        <style:list-level-properties text:list-level-position-and-space-mode="label-alignment">
          <style:list-level-label-alignment text:label-followed-by="listtab" fo:margin-left="2.75in"/>
        </style:list-level-properties>
      </text:list-level-style-number>
      <text:list-level-style-number text:level="6" text:style-name="ListLabel_20_105" loext:num-list-format="%6%" style:num-format="i">
        <style:list-level-properties text:list-level-position-and-space-mode="label-alignment">
          <style:list-level-label-alignment text:label-followed-by="listtab" fo:margin-left="3.25in"/>
        </style:list-level-properties>
      </text:list-level-style-number>
      <text:list-level-style-number text:level="7" text:style-name="ListLabel_20_106" loext:num-list-format="%7%" style:num-format="1">
        <style:list-level-properties text:list-level-position-and-space-mode="label-alignment">
          <style:list-level-label-alignment text:label-followed-by="listtab" fo:margin-left="3.75in"/>
        </style:list-level-properties>
      </text:list-level-style-number>
      <text:list-level-style-number text:level="8" text:style-name="ListLabel_20_107" loext:num-list-format="%8%" style:num-format="a" style:num-letter-sync="true">
        <style:list-level-properties text:list-level-position-and-space-mode="label-alignment">
          <style:list-level-label-alignment text:label-followed-by="listtab" fo:margin-left="4.25in"/>
        </style:list-level-properties>
      </text:list-level-style-number>
      <text:list-level-style-number text:level="9" text:style-name="ListLabel_20_108" loext:num-list-format="%9%" style:num-format="i">
        <style:list-level-properties text:list-level-position-and-space-mode="label-alignment">
          <style:list-level-label-alignment text:label-followed-by="listtab"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margin-left="0.5in"/>
        </style:list-level-properties>
        <style:text-properties fo:font-family="Arial"/>
      </text:list-level-style-bullet>
      <text:list-level-style-bullet text:level="2" text:style-name="ListLabel_20_110" loext:num-list-format="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111" loext:num-list-format="▪"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112" loext:num-list-format="•" style:num-suffix="•"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113" loext:num-list-format="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114" loext:num-list-format="▪"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115" loext:num-list-format="•" style:num-suffix="•"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116" loext:num-list-format="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117" loext:num-list-format="▪"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5in"/>
        </style:list-level-properties>
        <style:text-properties fo:font-family="Arial"/>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8%" fo:text-indent="0in" style:auto-text-indent="false">
        <style:tab-stops>
          <style:tab-stop style:position="3.2508in" style:type="center"/>
          <style:tab-stop style:position="6.5354in" style:type="right"/>
        </style:tab-stops>
      </style:paragraph-properties>
    </style:style>
    <style:style style:name="MP2" style:family="paragraph" style:parent-style-name="Standard">
      <style:paragraph-properties fo:margin-left="0in" fo:margin-right="0.0339in" fo:margin-top="0in" fo:margin-bottom="0in" style: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style:contextual-spacing="false" fo:line-height="108%" fo:text-indent="0in" style:auto-text-indent="false"/>
    </style:style>
    <style:page-layout style:name="Mpm1">
      <style:page-layout-properties fo:page-width="8.5in" fo:page-height="11in" style:num-format="1" style:print-orientation="portrait" fo:margin-top="0.5299in" fo:margin-bottom="0.4992in" fo:margin-left="1in" fo:margin-right="0.9638in" style:writing-mode="lr-tb" style:layout-grid-color="#c0c0c0" style:layout-grid-lines="23345"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01in" fo:margin-left="0in" fo:margin-right="0in" fo:margin-bottom="0.4307in" style:dynamic-spacing="true"/>
      </style:header-style>
      <style:footer-style>
        <style:header-footer-properties fo:min-height="0.3098in" fo:margin-left="0in" fo:margin-right="0in" fo:margin-top="0.270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S466 (Dr. Andrew Scott) <text:tab/> <text:tab/>Lab 3 (Fall 2023) V1.1 </text:p>
      </style:header>
      <style:footer>
        <text:p text:style-name="MP2"><text:page-number text:select-page="current">2</text:page-number><text:s/></text:p>
        <text:p text:style-name="MP3"><text:s/></text:p>
      </style:footer>
    </style:master-page>
    <style:master-page style:name="First_20_Page" style:display-name="First Page" style:page-layout-name="Mpm2" draw:style-name="Mdp1" style:next-style-name="Standard">
      <style:header>
        <text:p text:style-name="MP1">CS466 (Dr. Andrew Scott) <text:tab/> <text:tab/>Lab 3 (Fall 2023) V1.1 </text:p>
      </style:header>
      <style:footer>
        <text:p text:style-name="MP2"><text:page-number text:select-page="current">0</text:page-number><text:s/></text:p>
        <text:p text:style-name="MP3"><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w Scott</meta:initial-creator>
    <meta:editing-cycles>4</meta:editing-cycles>
    <meta:creation-date>2023-11-13T00:06:00</meta:creation-date>
    <dc:date>2023-11-13T13:12:43.420610071</dc:date>
    <meta:editing-duration>PT2H6M</meta:editing-duration>
    <meta:generator>LibreOffice/7.5.7.1$Linux_X86_64 LibreOffice_project/50$Build-1</meta:generator>
    <meta:document-statistic meta:table-count="0" meta:image-count="0" meta:object-count="0" meta:page-count="4" meta:paragraph-count="68" meta:word-count="1975" meta:character-count="11533" meta:non-whitespace-character-count="9557"/>
    <meta:user-defined meta:name="AppVersion">16.0000</meta:user-defined>
    <meta:user-defined meta:name="MSIP_Label_8d321b5f-a4ea-42e4-9273-2f91b9a1a708_ActionId">e60c2cab-c8b3-4bb6-9a10-e581f5d8cd27</meta:user-defined>
    <meta:user-defined meta:name="MSIP_Label_8d321b5f-a4ea-42e4-9273-2f91b9a1a708_ContentBits">0</meta:user-defined>
    <meta:user-defined meta:name="MSIP_Label_8d321b5f-a4ea-42e4-9273-2f91b9a1a708_Enabled">true</meta:user-defined>
    <meta:user-defined meta:name="MSIP_Label_8d321b5f-a4ea-42e4-9273-2f91b9a1a708_Method" meta:value-type="string">Standard</meta:user-defined>
    <meta:user-defined meta:name="MSIP_Label_8d321b5f-a4ea-42e4-9273-2f91b9a1a708_Name" meta:value-type="string">Low Confidentiality - Green</meta:user-defined>
    <meta:user-defined meta:name="MSIP_Label_8d321b5f-a4ea-42e4-9273-2f91b9a1a708_SetDate" meta:value-type="string">2023-11-13T00:06:11Z</meta:user-defined>
    <meta:user-defined meta:name="MSIP_Label_8d321b5f-a4ea-42e4-9273-2f91b9a1a708_SiteId" meta:value-type="string">c5b35b5a-16d5-4414-8ee1-7bde70543f1b</meta:user-defined>
    <meta:template xlink:type="simple" xlink:actuate="onRequest" xlink:title="Normal.dotm" xlink:href=""/>
  </office:meta>
</office:document-meta>
</file>